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4pt" style:font-size-asian="14pt" style:font-size-complex="14pt"/>
    </style:style>
    <style:style style:name="P4" style:family="paragraph" style:parent-style-name="Text_20_body">
      <style:paragraph-properties fo:margin-top="0cm" fo:margin-bottom="0cm" style:contextual-spacing="false"/>
      <style:text-properties officeooo:rsid="0029a971" officeooo:paragraph-rsid="0029a971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2b6d77" officeooo:paragraph-rsid="002b6d77"/>
    </style:style>
    <style:style style:name="P6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rsid="004a781b" officeooo:paragraph-rsid="002d668d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officeooo:rsid="0029a971" officeooo:paragraph-rsid="0029a971"/>
    </style:style>
    <style:style style:name="P8" style:family="paragraph" style:parent-style-name="Text_20_body">
      <style:paragraph-properties fo:margin-top="0cm" fo:margin-bottom="0cm" style:contextual-spacing="false"/>
      <style:text-properties officeooo:rsid="0029a971" officeooo:paragraph-rsid="002d668d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officeooo:rsid="002b6d77" officeooo:paragraph-rsid="002b6d77"/>
    </style:style>
    <style:style style:name="T1" style:family="text">
      <style:text-properties style:font-name="Times New Roman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style:font-name="Times New Roman" fo:font-size="12pt" fo:language="fr" fo:country="FR" style:text-underline-style="none" fo:font-weight="normal" officeooo:rsid="007a5ad2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fo:language="fr" fo:country="FR" style:text-underline-style="none" fo:font-weight="normal" officeooo:rsid="004d104f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language="fr" fo:country="FR" style:text-underline-style="none" fo:font-weight="normal" officeooo:rsid="004a781b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language="fr" fo:country="FR" style:text-underline-style="none" fo:font-weight="normal" officeooo:rsid="002d668d" style:font-size-asian="12pt" style:font-weight-asian="normal" style:font-size-complex="12pt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en" fo:country="US"/>
    </style:style>
    <style:style style:name="T8" style:family="text">
      <style:text-properties officeooo:rsid="007a5ad2"/>
    </style:style>
    <style:style style:name="T9" style:family="text">
      <style:text-properties officeooo:rsid="004d10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te rendu d’activités de Michael Ory</text:p>
      <text:p text:style-name="P3">du 01/06/2014 au 30/06/2014</text:p>
      <text:p text:style-name="P2"/>
      <text:p text:style-name="P2"/>
      <text:p text:style-name="P2"/>
      <text:p text:style-name="P2">Suppression de la méthode setKey de l'API.</text:p>
      <text:p text:style-name="P2"/>
      <text:p text:style-name="P2">Réflexion sur l'origine et la résolution des problèmes rencontrés avec la compilation Éclipse.</text:p>
      <text:p text:style-name="P2"/>
      <text:p text:style-name="P2">Conception et implémentation du système d'annotations.</text:p>
      <text:p text:style-name="P2">Implémentation des <text:span text:style-name="T6">systemProperties</text:span>.</text:p>
      <text:p text:style-name="P2">Conception et implémentation de la map pour gérer les <text:span text:style-name="T6">properties</text:span> et les <text:span text:style-name="T6">constraints</text:span>.</text:p>
      <text:p text:style-name="P2"/>
      <text:p text:style-name="P2">Réalisation du service de Signature.</text:p>
      <text:p text:style-name="P2"/>
      <text:p text:style-name="P4">Suppression du timestamp dans les valeurs des compositeDependendies, </text:p>
      <text:p text:style-name="P2"/>
      <text:p text:style-name="P4">Mise à niveau des tests unitaires :</text:p>
      <text:list xml:id="list9097592954441393351" text:style-name="L1">
        <text:list-item>
          <text:p text:style-name="P7">test de la méthode getMetaComposite</text:p>
        </text:list-item>
        <text:list-item>
          <text:p text:style-name="P7">test de la méthode getSuperComposite</text:p>
        </text:list-item>
        <text:list-item>
          <text:p text:style-name="P9">test de l'héritage des systemproperties</text:p>
        </text:list-item>
        <text:list-item>
          <text:p text:style-name="P7">…</text:p>
        </text:list-item>
      </text:list>
      <text:list xml:id="list4385033061109598399" text:style-name="L2">
        <text:list-header>
          <text:p text:style-name="P6"/>
        </text:list-header>
      </text:list>
      <text:p text:style-name="P8"><text:span text:style-name="T5">Mise en place</text:span><text:span text:style-name="T2"> de la </text:span><text:span text:style-name="T5">règle</text:span><text:span text:style-name="T2"> « </text:span><text:span text:style-name="T4">Les lectures n'entraînent pas d'écritures ».</text:span></text:p>
      <text:p text:style-name="P8"/>
      <text:p text:style-name="P8">Conception et implémentation de la création du MetaAttribute.</text:p>
      <text:p text:style-name="P4"/>
      <text:p text:style-name="P4">Uniformisation des méthodes en utilisant les stream de java 8.</text:p>
      <text:p text:style-name="P4"/>
      <text:p text:style-name="P4">Suppression de toutes les instanciations de AncestorService.</text:p>
      <text:p text:style-name="P2"/>
      <text:p text:style-name="P5">Réflexion sur la problématique de récupération du ts dans la couche <text:span text:style-name="T7">concurrenc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59cm" fo:page-height="27.94cm" style:num-format="1" style:print-orientation="portrait" fo:margin-top="1.286cm" fo:margin-bottom="0.71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1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8:21:58</meta:creation-date>
    <dc:date>2014-07-21T10:37:58.283745808</dc:date>
    <meta:editing-duration>P2DT14H58M30S</meta:editing-duration>
    <meta:editing-cycles>38</meta:editing-cycles>
    <meta:generator>LibreOffice/4.2.4.2$Linux_X86_64 LibreOffice_project/420m0$Build-2</meta:generator>
    <meta:print-date>2014-05-22T15:20:14</meta:print-date>
    <meta:document-statistic meta:table-count="0" meta:image-count="0" meta:object-count="0" meta:page-count="1" meta:paragraph-count="20" meta:word-count="143" meta:character-count="967" meta:non-whitespace-character-count="847"/>
  </office:meta>
</office:document-meta>
</file>